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3">
      <style:paragraph-properties fo:margin-left="1in" fo:margin-right="0in" fo:margin-top="0in" fo:margin-bottom="0in" loext:contextual-spacing="false" fo:text-indent="-0.25in" style:auto-text-indent="false"/>
    </style:style>
    <style:style style:name="P28" style:family="paragraph" style:parent-style-name="Standard" style:list-style-name="WWNum3">
      <style:paragraph-properties fo:margin-left="1in" fo:margin-right="0in" fo:margin-top="0in" fo:margin-bottom="0.0429in" loext:contextual-spacing="false" fo:text-indent="-0.25in" style:auto-text-indent="false"/>
    </style:style>
    <style:style style:name="P29" style:family="paragraph" style:parent-style-name="Standard">
      <style:paragraph-properties fo:break-before="auto" fo:break-after="auto"/>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Heading_20_1" style:list-style-name="WWNum2"/>
    <style:style style:name="P33" style:family="paragraph" style:parent-style-name="Heading_20_1" style:list-style-name="WWNum2">
      <style:paragraph-properties fo:break-before="auto" fo:break-after="auto"/>
    </style:style>
    <style:style style:name="P3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Introducción a Learning Analytics con ejemplos prácticos</text:span><text:span text:style-name="T2"><text:line-break/></text:span><text:span text:style-name="T3">UD 03. Actividades Opcionales Power BI Desktop</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5">Autor: Sergi García Barea</text:span></text:p>
      <text:p text:style-name="P4"><text:span text:style-name="T5">Actualizado Noviem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3</text:span><text:span text:style-name="T23">. </text:span><text:span text:style-name="T22">Actividades opcionales PowerBI Desktop</text:span></text:p>
      <text:list xml:id="list1803936685" text:style-name="WWNum2">
        <text:list-item>
          <text:p text:style-name="P33"><text:bookmark text:name="_ge43nvu7ywtj"/>Introducción</text:p>
        </text:list-item>
      </text:list>
      <text:p text:style-name="Standard"><text:span text:style-name="T27">Esta actividad no debe entregarse ni es necesaria para aprobar el curso.</text:span></text:p>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9" text:visited-style-name="ListLabel_20_19"><text:span text:style-name="T28">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9" text:visited-style-name="ListLabel_20_19"><text:span text:style-name="T28">https://www.virtualbox.org/</text:span></text:a>. Se puede obtener una ISO de Windows 10 en la web de Microsoft o en ISOs “custom” de Windows 10 como Tiny 10 (versión reducida de Windows 10) disponible en <text:a xlink:type="simple" xlink:href="https://archive.org/details/tiny-10-23-h2" text:style-name="ListLabel_20_19" text:visited-style-name="ListLabel_20_19"><text:span text:style-name="T28">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1306025428" text:style-name="WWNum3">
        <text:list-item>
          <text:p text:style-name="P22"><text:span text:style-name="T19">[VIDEO] Playlist con curso de Power BI Desktop</text:span></text:p>
          <text:list>
            <text:list-item>
              <text:p text:style-name="P27"><text:a xlink:type="simple" xlink:href="https://www.youtube.com/watch?v=oQ4q2CSXP4M&amp;list=PL2Z95CSZ1N4Hhlv70xz0tdr9od6w_PMTX" text:style-name="ListLabel_20_19" text:visited-style-name="ListLabel_20_19"><text:span text:style-name="T28">https://www.youtube.com/watch?v=oQ4q2CSXP4M&amp;list=PL2Z95CSZ1N4Hhlv70xz0tdr9od6w_PMTX</text:span></text:a></text:p>
            </text:list-item>
          </text:list>
        </text:list-item>
        <text:list-item>
          <text:p text:style-name="P24"><text:span text:style-name="T19">Formación Microsoft sobre Power BI</text:span></text:p>
          <text:list>
            <text:list-item>
              <text:p text:style-name="P28"><text:a xlink:type="simple" xlink:href="https://powerbi.microsoft.com/es-es/learning/" text:style-name="ListLabel_20_19" text:visited-style-name="ListLabel_20_19"><text:span text:style-name="T28">https://powerbi.microsoft.com/es-es/learning/</text:span></text:a></text:p>
            </text:list-item>
          </text:list>
        </text:list-item>
      </text:list>
      <text:list xml:id="list50610645480768" text:continue-list="list1803936685" text:style-name="WWNum2">
        <text:list-item>
          <text:p text:style-name="P32"><text:bookmark text:name="_to3o326zbv2w"/>Actividad 1 Opcional</text:p>
        </text:list-item>
      </text:list>
      <text:p text:style-name="P29">En el aula virtual del curso, tenéis disponible el “dataset” del caso práctico de esta unidad. Utilizando Power BI Desktop y el “dataset” de la unidad, mostraremos información relacionada con el caso práctico. A continuación, tenéis varios videos donde se detalla la creación del informe:</text:p>
      <text:list xml:id="list4078348905" text:style-name="WWNum1">
        <text:list-item>
          <text:p text:style-name="P23">Video 01 Power BI Desktop - UD03: <text:a xlink:type="simple" xlink:href="https://youtu.be/1qXCUWdOrbY" text:style-name="ListLabel_20_19" text:visited-style-name="ListLabel_20_19"><text:span text:style-name="T28">https://youtu.be/1qXCUWdOrbY</text:span></text:a></text:p>
        </text:list-item>
        <text:list-item>
          <text:p text:style-name="P25">Video 02 Power BI Desktop - UD03: <text:a xlink:type="simple" xlink:href="https://youtu.be/F7Mp2b2hIiQ" text:style-name="ListLabel_20_19" text:visited-style-name="ListLabel_20_19"><text:span text:style-name="T28">https://youtu.be/F7Mp2b2hIiQ</text:span></text:a></text:p>
        </text:list-item>
        <text:list-item>
          <text:p text:style-name="P25">Video 03 Power BI Desktop - UD03: <text:a xlink:type="simple" xlink:href="https://youtu.be/jmucNxqVjoc" text:style-name="ListLabel_20_19" text:visited-style-name="ListLabel_20_19"><text:span text:style-name="T28">https://youtu.be/jmucNxqVjoc</text:span></text:a></text:p>
        </text:list-item>
        <text:list-item>
          <text:p text:style-name="P26">Video 04 Power BI Desktop - UD03: <text:a xlink:type="simple" xlink:href="https://youtu.be/-HZ8vQKz6Is" text:style-name="ListLabel_20_19" text:visited-style-name="ListLabel_20_19"><text:span text:style-name="T28">https://youtu.be/-HZ8vQKz6Is</text:span></text:a></text:p>
        </text:list-item>
      </text:list>
      <text:p text:style-name="P29">Intenta reproducir lo realizado en estos videos. Comparte tus resultados, dudas, ampliaciones o sugerencias en el foro de la unidad.</text:p>
      <text:p text:style-name="P30"><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Actividades opcionales PowerBI Desktop</text:span></text:p>
      </style:header>
      <style:footer>
        <text:p text:style-name="MP2"><text:span text:style-name="MT1">Curso Introducción a Learning Analytics<text:tab/> <text:tab/>UD03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6" meta:word-count="472" meta:character-count="3183" meta:non-whitespace-character-count="2751"/>
    <meta:generator>LibreOfficeDev/6.0.5.2$Linux_X86_64 LibreOffice_project/</meta:generator>
  </office:meta>
</office:document-meta>
</file>